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6fcc4"/>
    </style:style>
    <style:style style:name="P2" style:family="paragraph" style:parent-style-name="Standard">
      <style:text-properties style:font-name="Times New Roman" fo:font-weight="bold" officeooo:rsid="0014a79e" officeooo:paragraph-rsid="0016fcc4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14a79e" officeooo:paragraph-rsid="0014a79e" style:font-weight-asian="bold" style:font-weight-complex="bold"/>
    </style:style>
    <style:style style:name="P4" style:family="paragraph" style:parent-style-name="Standard">
      <style:text-properties style:font-name="Times New Roman" fo:font-weight="normal" officeooo:rsid="00174a52" officeooo:paragraph-rsid="0014a79e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1933c1" officeooo:paragraph-rsid="0014a79e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14a79e" officeooo:paragraph-rsid="0014a79e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16fcc4" officeooo:paragraph-rsid="0016fcc4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1768c4" officeooo:paragraph-rsid="001768c4" style:font-weight-asian="normal" style:font-weight-complex="normal"/>
    </style:style>
    <style:style style:name="P9" style:family="paragraph" style:parent-style-name="Standard">
      <style:text-properties style:font-name="Times New Roman" officeooo:rsid="001933c1" officeooo:paragraph-rsid="0014a79e"/>
    </style:style>
    <style:style style:name="P10" style:family="paragraph" style:parent-style-name="Standard">
      <style:text-properties style:font-name="Times New Roman" officeooo:rsid="00174a52" officeooo:paragraph-rsid="0014a79e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officeooo:paragraph-rsid="0016fcc4"/>
    </style:style>
    <style:style style:name="P12" style:family="paragraph" style:parent-style-name="Standard" style:master-page-name="Standard">
      <style:paragraph-properties style:page-number="auto"/>
      <style:text-properties style:font-name="Times New Roman" fo:font-weight="bold" officeooo:paragraph-rsid="0016fcc4" style:font-weight-asian="bold" style:font-weight-complex="bold"/>
    </style:style>
    <style:style style:name="P13" style:family="paragraph" style:parent-style-name="Standard" style:list-style-name="WW8Num1">
      <style:text-properties style:font-name="Times New Roman" officeooo:paragraph-rsid="0016fcc4"/>
    </style:style>
    <style:style style:name="P14" style:family="paragraph" style:parent-style-name="Standard" style:list-style-name="WW8Num2">
      <style:text-properties style:font-name="Times New Roman" officeooo:paragraph-rsid="0016fcc4"/>
    </style:style>
    <style:style style:name="P15" style:family="paragraph" style:parent-style-name="Standard" style:list-style-name="WW8Num3">
      <style:text-properties style:font-name="Times New Roman" officeooo:paragraph-rsid="0016fcc4"/>
    </style:style>
    <style:style style:name="P16" style:family="paragraph" style:parent-style-name="Standard" style:list-style-name="WW8Num4">
      <style:text-properties style:font-name="Times New Roman" officeooo:paragraph-rsid="0016fcc4"/>
    </style:style>
    <style:style style:name="P17" style:family="paragraph" style:parent-style-name="Standard" style:list-style-name="WW8Num5">
      <style:text-properties style:font-name="Times New Roman" officeooo:paragraph-rsid="0016fcc4"/>
    </style:style>
    <style:style style:name="P18" style:family="paragraph" style:parent-style-name="Standard" style:list-style-name="WW8Num6">
      <style:text-properties style:font-name="Times New Roman" officeooo:paragraph-rsid="0016fcc4"/>
    </style:style>
    <style:style style:name="P19" style:family="paragraph" style:parent-style-name="Standard" style:list-style-name="WW8Num7">
      <style:text-properties style:font-name="Times New Roman" officeooo:paragraph-rsid="0016fcc4"/>
    </style:style>
    <style:style style:name="P20" style:family="paragraph" style:parent-style-name="Standard" style:list-style-name="WW8Num8">
      <style:text-properties style:font-name="Times New Roman" officeooo:paragraph-rsid="0016fcc4"/>
    </style:style>
    <style:style style:name="P21" style:family="paragraph" style:parent-style-name="Standard">
      <style:text-properties style:font-name="Times New Roman" officeooo:rsid="001933c1" officeooo:paragraph-rsid="0014a79e"/>
    </style:style>
    <style:style style:name="P22" style:family="paragraph" style:parent-style-name="Standard">
      <style:text-properties style:font-name="Times New Roman" officeooo:rsid="0019f7d1" officeooo:paragraph-rsid="0019f7d1"/>
    </style:style>
    <style:style style:name="P23" style:family="paragraph" style:parent-style-name="Standard">
      <style:text-properties style:font-name="Times New Roman" officeooo:rsid="00174a52" officeooo:paragraph-rsid="001c4e78"/>
    </style:style>
    <style:style style:name="T1" style:family="text">
      <style:text-properties officeooo:rsid="001a3e3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fcc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6fcc4"/>
    </style:style>
    <style:style style:name="T8" style:family="text">
      <style:text-properties officeooo:rsid="001768c4"/>
    </style:style>
    <style:style style:name="T9" style:family="text">
      <style:text-properties officeooo:rsid="001ae32c"/>
    </style:style>
    <style:style style:name="T10" style:family="text">
      <style:text-properties officeooo:rsid="001c4e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Winter 2018</text:span> Independent Study: <text:span text:style-name="T7">Identity and the Developing World</text:span> (2 Credits)</text:p>
      <text:p text:style-name="P1"/>
      <text:p text:style-name="P1"><text:span text:style-name="T4">Objective</text:span>: Survey of recent literature <text:span text:style-name="T7">focused on identity and comparative politics</text:span></text:p>
      <text:p text:style-name="P1"><text:span text:style-name="T4">Deliverables</text:span>: Annotated Bibliography + Critical Review</text:p>
      <text:p text:style-name="P1"/>
      <text:p text:style-name="P1"><text:span text:style-name="T4">Annotated Bibliography:</text:span> For each book chapter and peer-reviewed article, 5-<text:span text:style-name="T8">8</text:span> key points</text:p>
      <text:p text:style-name="P1"/>
      <text:p text:style-name="P1"><text:span text:style-name="T5">Example</text:span>: <text:span text:style-name="T6">Blaikie, Piers, Cameron, John, Seddon, David. 2002. Understanding 20 Years of Change in West-Central Nepal: Continuity and Change in Lives and Ideas. World Development 30(7):1255-1270</text:span></text:p>
      <text:p text:style-name="P1"/>
      <text:list xml:id="list2967858079675957224" text:style-name="WW8Num1">
        <text:list-item>
          <text:p text:style-name="P13">Two studies conducted twenty years apart allows a unique examination of the success or failure of theoretical predictions for rural Nepal</text:p>
        </text:list-item>
      </text:list>
      <text:p text:style-name="P11"/>
      <text:list xml:id="list5691127615448734919" text:style-name="WW8Num2">
        <text:list-item>
          <text:p text:style-name="P14">Nepal's underdevelopment and stagnation was seen as due to a weak state, lack of middle class, foreign aid, trade with India, poor roads</text:p>
        </text:list-item>
      </text:list>
      <text:p text:style-name="P1"/>
      <text:list xml:id="list4441174302804827084" text:style-name="WW8Num3">
        <text:list-item>
          <text:p text:style-name="P15">Earlier study relied on Marxist thinking, which largely fell out of favor in intervening time in era of market triumphalism</text:p>
        </text:list-item>
      </text:list>
      <text:p text:style-name="P1"/>
      <text:list xml:id="list6760705383758751834" text:style-name="WW8Num4">
        <text:list-item>
          <text:p text:style-name="P16">'74-'75 distribution was largely skewed towards poor and laborer/labor + subsistence ag, but stil large self-sufficient peasant population</text:p>
        </text:list-item>
      </text:list>
      <text:p text:style-name="P1"/>
      <text:list xml:id="list7233587908136659058" text:style-name="WW8Num5">
        <text:list-item>
          <text:p text:style-name="P17">Predictions were primarily of continued poverty and crisis as population grew, little scope for accumulation or capitalist change</text:p>
        </text:list-item>
      </text:list>
      <text:p text:style-name="P1"/>
      <text:list xml:id="list1235631508240954330" text:style-name="WW8Num6">
        <text:list-item>
          <text:p text:style-name="P18">'97-'98 distribution was actually more standard, movement towards self-sufficiency plus external sales and away from laborer status</text:p>
        </text:list-item>
      </text:list>
      <text:p text:style-name="P1"/>
      <text:list xml:id="list1960386524555904055" text:style-name="WW8Num7">
        <text:list-item>
          <text:p text:style-name="P19">Original predictions of little capitalist accumulation proved true, but crisis did not, and greater homogeneity appears to have occurred</text:p>
        </text:list-item>
      </text:list>
      <text:p text:style-name="P1"/>
      <text:list xml:id="list4603359212806924568" text:style-name="WW8Num8">
        <text:list-item>
          <text:p text:style-name="P20">A key reason may be the importance of labor movement and remittances, with laborers mobile and sending home money, subsidizing incomes</text:p>
        </text:list-item>
      </text:list>
      <text:p text:style-name="P1"/>
      <text:p text:style-name="P2">Critical Review: <text:span text:style-name="T2">~</text:span><text:span text:style-name="T3">2</text:span><text:span text:style-name="T2">000-</text:span><text:span text:style-name="T3">3</text:span><text:span text:style-name="T2">000 words, intended as draft section of 'review of literature' portion of a peer-reviewed paper or thesis. Summarizes the reviewed literature, identifies strengths and weaknesses, and engages in dialogue with adjacent fields/theoretical perspectives.</text:span></text:p>
      <text:p text:style-name="P3"/>
      <text:p text:style-name="P7"><text:span text:style-name="T4">Delivery</text:span>: All files (annotated bibliographies and critical review paper) posted on Github. For reference, here's the GitHub page/repository from Fall 2017, where I focused on readings in Political Economy:</text:p>
      <text:p text:style-name="P7"><text:a xlink:type="simple" xlink:href="https://github.com/amtgeography/PoliticalEconomy">https://github.com/amtgeography/PoliticalEconomy</text:a></text:p>
      <text:p text:style-name="P3"/>
      <text:p text:style-name="P8">This page (repository) is public, making it easy to share notes and papers (and literature) with anyone interested.</text:p>
      <text:p text:style-name="P3"/>
      <text:p text:style-name="P3"/>
      <text:p text:style-name="P3"/>
      <text:p text:style-name="P3"/>
      <text:p text:style-name="P3"><text:soft-page-break/></text:p>
      <text:p text:style-name="P3">Books</text:p>
      <text:p text:style-name="P4"/>
      <text:p text:style-name="P9">Brownlee, Jason, Tarek Masoud, and Andrew Reynolds. 2015. “The Arab Spring: Pathways of </text:p>
      <text:p text:style-name="P5">Repression and Reform.” Oxford: Oxford University Press.</text:p>
      <text:p text:style-name="P4"/>
      <text:p text:style-name="P10">Kang, Alice. 2015. “Bargaining for Women’s Rights: Activism in an Aspiring Muslim Democracy.”</text:p>
      <text:p text:style-name="P4">Minneapolis: University of Minnesota Press.</text:p>
      <text:p text:style-name="P4"/>
      <text:p text:style-name="P5">Gordon, Neve. 2008. "Israel's Occupation." University of California Press.</text:p>
      <text:p text:style-name="P5"/>
      <text:p text:style-name="P9">Jamal, Amaney A. 2012. "Of Empires and Citizens: Pro-American Democracy or No Democracy at All?" Princeton University Press.</text:p>
      <text:p text:style-name="P9"/>
      <text:p text:style-name="P5">Jamal, Amaney A. 2007. “Barriers to Democracy” <text:span text:style-name="T1">Princeton University Press</text:span></text:p>
      <text:p text:style-name="P5"/>
      <text:p text:style-name="P5">Tessler, Mark A. 2009. “A History of the Israeli-Palestinian Conflict.” Bloomington, IN: Indiana University Press.</text:p>
      <text:p text:style-name="P5"/>
      <text:p text:style-name="P3">Journal Articles</text:p>
      <text:p text:style-name="P6"/>
      <text:p text:style-name="P9">Abadi, Jacob. 2007. “The Road to the Israeli-Moroccan Rapprochement.” Journal of North African Studies 5(1): 27-54. https://doi.org/10.1080/13629380008718386.</text:p>
      <text:p text:style-name="P9"/>
      <text:p text:style-name="P9">Abadi, Jacob. 2017. “Tunisia and Israel: relations under stress.” Middle Eastern Studies 53(4): </text:p>
      <text:p text:style-name="P5">507-532. https://doi.org/10.1080/00263206.2016.1263191.</text:p>
      <text:p text:style-name="P5"/>
      <text:p text:style-name="P9">Bamert, Justus, Fabrizio Gilardi, and Fabio Wasserfallen. 2015. "Learning and the diffusion of </text:p>
      <text:p text:style-name="P9">regime contention in the Arab Spring." Research &amp; Politics 2(3): 1-9. https://doi.org/10.1177/2053168015593306.</text:p>
      <text:p text:style-name="P9"/>
      <text:p text:style-name="P9">Benstead, Lindsay J., and Megan Reif. 2017. “Coke, Pepsi or Mecca Cola? Why product characteristics shape collective action problems and boycott success.” Politics, Groups, and Identities 5(2): 220-241. http://dx.doi.org/10.1080/21565503.2015.1084338. First published online in 2015.</text:p>
      <text:p text:style-name="P9"/>
      <text:p text:style-name="P10">Benstead, Lindsay J. 2014a. “Effects of Interviewer-Respondent Gender Interaction on </text:p>
      <text:p text:style-name="P10">Attitudes toward Women and Politics: Findings from Morocco.” International Journal of Public Opinion Research 26(3): 369-383. </text:p>
      <text:p text:style-name="P10">doi: 10.1093/ijpor/edt024.</text:p>
      <text:p text:style-name="P10"/>
      <text:p text:style-name="P10">Benstead, Lindsay J. 2014b. “Does Interviewer Religious Dress Affect Survey Responses? </text:p>
      <text:p text:style-name="P10">Evidence from Morocco.” Politics and Religion 7(4): 734-760. </text:p>
      <text:p text:style-name="P10">doi: 10.1017/S1755048314000455. </text:p>
      <text:p text:style-name="P9"/>
      <text:p text:style-name="P9">Benstead, Lindsay J., and Megan Reif. 2013. “Polarization or pluralism? Language, identity, and </text:p>
      <text:p text:style-name="P9">attitudes toward Western culture among Algeria’s Youth.” Middle East Journal of Culture and Communication 6: 75-106. doi:10.1163/18739865-00503005.</text:p>
      <text:p text:style-name="P9"/>
      <text:p text:style-name="P9"/>
      <text:p text:style-name="P22"><text:soft-page-break/>Benstead, Lindsay, Amaney Jamal, and Ellen Lust. 2015. “Is it Gender, Religiosity, or Both? A Role Congruity Theory of Cqndidate Electability in Transitional Tunisia.” Perspectives on Politics 13(1): 74-94</text:p>
      <text:p text:style-name="P9"/>
      <text:p text:style-name="P9">Blaydes, Lisa and Drew A. Linzer. 2012. “Elite Competition, Religiosity, and Anti-Americanism </text:p>
      <text:p text:style-name="P9">in the Islamic World.” American Political Science Review 106. </text:p>
      <text:p text:style-name="P5">doi:10.1017/S0003055412000135.</text:p>
      <text:p text:style-name="P5"/>
      <text:p text:style-name="P10">Berge, Erling, <text:span text:style-name="T9">Daimon Kambewa, Alister Munthali, and Henrik Wiig</text:span>. 2014. “Lineage and Land Reforms in Malawi: Do Matrilineal and Patrilineal</text:p>
      <text:p text:style-name="P4">Landholding Systems Represent a Problem for Land Reforms in Malawi?” Land Use Policy 41: 61-69. doi.org/10.1016/j.landusepol.2014.05.003</text:p>
      <text:p text:style-name="P4"/>
      <text:p text:style-name="P10">Bush, Sarah S. 2011. “International Politics and the Spread of Quotas for Women in </text:p>
      <text:p text:style-name="P10">Legislatures.” International Organization 65 (1): 103-137.</text:p>
      <text:p text:style-name="P10"/>
      <text:p text:style-name="P10">Bush, Sarah S., and Jamal A. Amaney. 2015. “Anti-Americanism, Authoritarian Politics, and </text:p>
      <text:p text:style-name="P10">Attitudes about Women's Representation: Evidence from a Survey Experiment in </text:p>
      <text:p text:style-name="P10">Jordan.” International Studies Quarterly 59 (1): 34–45.</text:p>
      <text:p text:style-name="P4">DOI: 10.1111/isqu.12139</text:p>
      <text:p text:style-name="P4"/>
      <text:p text:style-name="P10">Chinsinga, Blessings. 2011. “The Politics of Land Reforms in Malawi: The case of the </text:p>
      <text:p text:style-name="P4">Community based Rural Development Programme.” Journal of International Development 23 (3): 380–393. DOI: 10.1002/jid.1776.</text:p>
      <text:p text:style-name="P4"><text:s/></text:p>
      <text:p text:style-name="P9">Corstange, Daniel. 2016. "Anti-American Behavior in the Middle East: Evidence from a Field </text:p>
      <text:p text:style-name="P9">Experiment in Lebanon." Journal of Politics 78(1): 311-325. http://dx.doi.org/10.2139/ssrn.2444102. First published online in 2015.</text:p>
      <text:p text:style-name="P9"/>
      <text:p text:style-name="P9">Corstange, Daniel and Nikolay Marinov. 2012. "Taking Sides in Other People’s Elections: The </text:p>
      <text:p text:style-name="P5">Polarizing Effect of Foreign Intervention." American Journal of Political Science 56(3): 655-670. doi:10.1111/j.1540-5907.2012.00583.x.</text:p>
      <text:p text:style-name="P10"/>
      <text:p text:style-name="P10">Duflo, Esther. 2012. "Women Empowerment and Economic Development." Journal of </text:p>
      <text:p text:style-name="P10">Economic Literature 50(4): 1051-79. DOI: 10.1257/jel. 50.4.1051</text:p>
      <text:p text:style-name="P9"/>
      <text:p text:style-name="P9">Jamal, Amaney A. and Mark A. Tessler. 2008. "Attitudes in the Arab World." Journal of Democracy 19(1): 97-110. doi:10.1353/jod.2008.0004.</text:p>
      <text:p text:style-name="P9"/>
      <text:p text:style-name="P9">Jiang, Junyan and Dali L. Yang. 2016. "Lying or Believing? Measuring Preference Falsification From a Political Purge in China." Comparative Political Studies 49(5): 600-634. https://doi.org/10.1177/0010414015626450.</text:p>
      <text:p text:style-name="P10"/>
      <text:p text:style-name="P10">Hudson VM, Bowen DL and Nielsen PL. 2015. “Clan governance and state stability: The </text:p>
      <text:p text:style-name="P10">relationship between female subordination and political order.” American Political Science Review 109(03): 535–555.</text:p>
      <text:p text:style-name="P10"/>
      <text:p text:style-name="P10">Htun, Mala, and S. Laurel Weldon. 2010. “When Do Governments Promote Women’s </text:p>
      <text:p text:style-name="P10">Rights? A Framework for the Comparative Analysis of Sex Equality Policy.” Perspectives on Politics <text:soft-page-break/>8(1): 207–216.</text:p>
      <text:p text:style-name="P10"/>
      <text:p text:style-name="P10">Htun, Mala, and S. Laurel Weldon. 2012. “The Civic Origins of Progressive Policy Change: Combating Violence Against Women in Global Perspective, 1975–2005.” American Political Science Review 106(3): 548–569.</text:p>
      <text:p text:style-name="P10"/>
      <text:p text:style-name="P10">Htun, Mala, and S. Laurel Weldon. 2015. “Religious Power, the State, Women’s Rights, and Family Law.” Politics &amp; Gender 11(3): 451–477.</text:p>
      <text:p text:style-name="P10"/>
      <text:p text:style-name="P4">Kaarhus, R. 2010 Women’s Land Rights and Land Tenure Reforms in Malawi: What Difference Does Matriliny Make? Forum for Deveopment Studies 37(2), 171-192. DOI: 10.1080/08039411003725857</text:p>
      <text:p text:style-name="P4"/>
      <text:p text:style-name="P5">Kirdiş, Esen. 2016. "From Loyal to Hard Opposition: The Political Transformation of the Jordanian Muslim Brotherhood." Politics, Religion &amp; Ideology 17(2-3): 121-142</text:p>
      <text:p text:style-name="P10"/>
      <text:p text:style-name="P10">Masoud, Tarek, Jamal Amaney, and Elizabeth Nugent. 2016. “Using the Qur’ān to Empower </text:p>
      <text:p text:style-name="P10">Arab Women? Theory and Experimental Evidence From Egypt.” Comparative Political Studies 49(12): 1555–1598. DOI: 10.1177/0010414015626452 </text:p>
      <text:p text:style-name="P10"/>
      <text:p text:style-name="P10">Muriaas, Ragnhild L. 2009. “Local perspectives on the ‘neutrality’ of traditional authorities in</text:p>
      <text:p text:style-name="P10">Malawi, South Africa and Uganda.” Commonwealth &amp; Comparative Politics 47(1): 28–51.</text:p>
      <text:p text:style-name="P10"/>
      <text:p text:style-name="P10">Peters, P. E. (1997). Against the Odds: matriliny, land and gender in the Shire Highlands</text:p>
      <text:p text:style-name="P4">of Malawi. Critique of Anthropology, 17(2), 189–210.</text:p>
      <text:p text:style-name="P4"/>
      <text:p text:style-name="P9">Marinov, Nikolay. 2013. "Voter attitudes when democracy promotion turns partisan: evidence from a survey-experiment in Lebanon." Democratization 20(7): 1297-1321. https://doi.org/10.1080/13510347.2012.690096.</text:p>
      <text:p text:style-name="P10"/>
      <text:p text:style-name="P10">Sadiqi, Fatima. 2008. “The Central Role of the Family Law in the Moroccan Feminist </text:p>
      <text:p text:style-name="P10">Movement.” British Journal of Middle Eastern Studies 35(3): 325-337.</text:p>
      <text:p text:style-name="P10"/>
      <text:p text:style-name="P10">Tiessen, Rebecca. 2008. “Small Victories But Slow Progress: An Examination of Women in </text:p>
      <text:p text:style-name="P10">Politics in Malawi.” International Feminist Journal of Politics 10(2): 198-215.</text:p>
      <text:p text:style-name="P9"/>
      <text:p text:style-name="P9">Tessler, Mark, and Michael Robbins. 2007. “What leads some ordinary Arab men and women to approve of terrorist acts against the United States?” Journal of Conflict Resolution 51(2): 305–328.</text:p>
      <text:p text:style-name="P9"/>
      <text:p text:style-name="P9">Tessler, Mark, Amaney Jamal, and Michael Robbins. 2012. “New findings on Arabs and democracy.” Journal of Democracy 23(4): 89-103. http://dx.doi.org/10.1353/jod.2012.0066.</text:p>
      <text:p text:style-name="P9"/>
      <text:p text:style-name="P9">Tessler, Mark, and Ina Warriner. 1997, “Gender, Feminism, and Attitudes toward International Conflict: Exploring Relationships with Survey Data from the Middle East.” World Politics 49(2): 250-281.</text:p>
      <text:p text:style-name="P9"/>
      <text:p text:style-name="P23">Weldo<text:span text:style-name="T10">n, Laurel S.</text:span> <text:span text:style-name="T10">and </text:span>Htun, Mala. 2013. “Feminist Mobilisation and Progressive Policy Change: Why Governments Take Action to Combat Violence Against Women.” Gender &amp; Development 21(2): 231–247.</text:p>
      <text:p text:style-name="P23"/>
      <text:p text:style-name="P9">Zoubir, Yahia H. and Louisa Aït-hamadouche. 2006. Anti-Americanism in North Africa: Could </text:p>
      <text:p text:style-name="P5"><text:soft-page-break/>state relations overcome popular resentment?" The Journal of North African Studies 11(1): 35-54. ttps://doi.org/10.1080/1362938050040984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2:51:39.877775566</meta:creation-date>
    <dc:date>2018-03-17T14:17:28.864248980</dc:date>
    <meta:editing-duration>P5DT1H26M2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5" meta:paragraph-count="89" meta:word-count="1288" meta:character-count="9679" meta:non-whitespace-character-count="8473"/>
  </office:meta>
</office:document-meta>
</file>